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9: The retrotype</text:p>
      <text:p text:style-name="Standard">RGB</text:p>
      <text:p text:style-name="Standard">R13 <text:s/>G109 <text:s/>B126</text:p>
      <text:p text:style-name="Standard">R5 G28 B61</text:p>
      <text:p text:style-name="Standard">R230 <text:s/>G85 <text:s/>B14</text:p>
      <text:p text:style-name="Standard">R245 <text:s/>G237 <text:s/>B193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10:36:00</meta:creation-date>
    <dc:date>2024-08-20T10:36:00</dc:date>
    <meta:editing-duration>PT1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7" meta:character-count="80" meta:non-whitespace-character-count="63"/>
    <meta:user-defined meta:name="AppVersion">15.0000</meta:user-defined>
    <meta:template xlink:type="simple" xlink:actuate="onRequest" xlink:title="Normal.dotm" xlink:href=""/>
  </office:meta>
</office:document-meta>
</file>